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7b21" officeooo:paragraph-rsid="00027b21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text-properties officeooo:paragraph-rsid="00052897"/>
    </style:style>
    <style:style style:name="P6" style:family="paragraph" style:parent-style-name="Standard">
      <style:text-properties officeooo:rsid="00027b21" officeooo:paragraph-rsid="00027b21"/>
    </style:style>
    <style:style style:name="P7" style:family="paragraph" style:parent-style-name="Standard">
      <style:text-properties officeooo:rsid="00043854" officeooo:paragraph-rsid="00043854"/>
    </style:style>
    <style:style style:name="P8" style:family="paragraph" style:parent-style-name="Text_20_body">
      <style:paragraph-properties fo:text-align="center" style:justify-single-word="false"/>
      <style:text-properties style:font-name="Liberation Serif" fo:font-size="12pt" officeooo:rsid="003de28e" officeooo:paragraph-rsid="00043854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officeooo:rsid="005b68a0" officeooo:paragraph-rsid="00043854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officeooo:rsid="01203f41" officeooo:paragraph-rsid="00043854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officeooo:rsid="00043854" officeooo:paragraph-rsid="00043854" style:font-size-asian="12pt" style:font-size-complex="12pt"/>
    </style:style>
    <style:style style:name="P12" style:family="paragraph" style:parent-style-name="Text_20_body">
      <style:text-properties fo:color="#000000" loext:opacity="100%"/>
    </style:style>
    <style:style style:name="P13" style:family="paragraph" style:parent-style-name="Text_20_body">
      <style:text-properties fo:color="#000000" loext:opacity="100%" officeooo:rsid="00052897" officeooo:paragraph-rsid="00052897"/>
    </style:style>
    <style:style style:name="T1" style:family="text">
      <style:text-properties officeooo:rsid="00043854"/>
    </style:style>
    <style:style style:name="T2" style:family="text">
      <style:text-properties officeooo:rsid="0118e974"/>
    </style:style>
    <style:style style:name="T3" style:family="text">
      <style:text-properties officeooo:rsid="01203f41"/>
    </style:style>
    <style:style style:name="T4" style:family="text">
      <style:text-properties officeooo:rsid="00052897"/>
    </style:style>
    <style:style style:name="T5" style:family="text">
      <style:text-properties fo:color="#000000" loext:opacity="100%"/>
    </style:style>
    <style:style style:name="T6" style:family="text">
      <style:text-properties officeooo:rsid="0006f00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TurboCASH Bible Script</text:p>
      <text:p text:style-name="P9"/>
      <text:p text:style-name="P11">Philip Copeman</text:p>
      <text:p text:style-name="P11"/>
      <text:p text:style-name="P11"/>
      <text:p text:style-name="P9"><text:span text:style-name="T2">1</text:span><text:span text:style-name="T3">4</text:span><text:span text:style-name="T2"> Sept</text:span> 2024</text:p>
      <text:p text:style-name="P9">This draft WILL DEFINITELY CHANGE AND BE MODIFIED. It is NOT FINAL.</text:p>
      <text:p text:style-name="P10">Target reader is <text:span text:style-name="T1">human </text:span></text:p>
      <text:p text:style-name="P10"><text:span text:style-name="T1">turbocashbiblescriptmachine.odt is the document required for </text:span>the TurboCASHAI LLM</text:p>
      <text:p text:style-name="P8">Copyright Creative Commons Int 4.0</text:p>
      <text:p text:style-name="P8">2024 Philip Copeman</text:p>
      <text:p text:style-name="P7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61_94744172" text:style-name="Index_20_Link" text:visited-style-name="Index_20_Link">The AI Bible<text:tab/>2</text:a></text:p>
          <text:p text:style-name="P3"><text:a xlink:type="simple" xlink:href="#__RefHeading___Toc6863_94744172" text:style-name="Index_20_Link" text:visited-style-name="Index_20_Link">Definition<text:tab/>2</text:a></text:p>
          <text:p text:style-name="P3"><text:a xlink:type="simple" xlink:href="#__RefHeading___Toc6865_94744172" text:style-name="Index_20_Link" text:visited-style-name="Index_20_Link">The vision<text:tab/>2</text:a></text:p>
          <text:p text:style-name="P3"><text:a xlink:type="simple" xlink:href="#__RefHeading___Toc6867_94744172" text:style-name="Index_20_Link" text:visited-style-name="Index_20_Link">The mission<text:tab/>2</text:a></text:p>
          <text:p text:style-name="P3"><text:a xlink:type="simple" xlink:href="#__RefHeading___Toc6869_947441721" text:style-name="Index_20_Link" text:visited-style-name="Index_20_Link">Our Hashtag<text:tab/>2</text:a></text:p>
          <text:p text:style-name="P2"><text:a xlink:type="simple" xlink:href="#__RefHeading___Toc6871_947441721" text:style-name="Index_20_Link" text:visited-style-name="Index_20_Link">Development 5 Year Plan<text:tab/>3</text:a></text:p>
          <text:p text:style-name="P3"><text:a xlink:type="simple" xlink:href="#__RefHeading___Toc6873_94744172" text:style-name="Index_20_Link" text:visited-style-name="Index_20_Link">TurboCASH Maintenance<text:tab/>3</text:a></text:p>
          <text:p text:style-name="P3"><text:a xlink:type="simple" xlink:href="#__RefHeading___Toc6875_94744172" text:style-name="Index_20_Link" text:visited-style-name="Index_20_Link">TurboCASH AI<text:tab/>3</text:a></text:p>
          <text:p text:style-name="P3"><text:a xlink:type="simple" xlink:href="#__RefHeading___Toc6877_94744172" text:style-name="Index_20_Link" text:visited-style-name="Index_20_Link">IFRS<text:tab/>3</text:a></text:p>
          <text:p text:style-name="P3"><text:a xlink:type="simple" xlink:href="#__RefHeading___Toc6879_94744172" text:style-name="Index_20_Link" text:visited-style-name="Index_20_Link">TurboCASHI/O<text:tab/>3</text:a></text:p>
          <text:p text:style-name="P3"><text:a xlink:type="simple" xlink:href="#__RefHeading___Toc6881_94744172" text:style-name="Index_20_Link" text:visited-style-name="Index_20_Link">TurboCASH Networking<text:tab/>3</text:a></text:p>
        </text:index-body>
      </text:table-of-content>
      <text:p text:style-name="P7"/>
      <text:p text:style-name="P7"/>
      <text:p text:style-name="P1"/>
      <text:h text:style-name="Heading_20_1" text:outline-level="1"><text:bookmark-start text:name="__RefHeading___Toc6861_94744172"/>The AI Bible<text:bookmark-end text:name="__RefHeading___Toc6861_94744172"/></text:h>
      <text:p text:style-name="P1"/>
      <text:h text:style-name="Heading_20_2" text:outline-level="2"><text:bookmark-start text:name="__RefHeading___Toc6863_94744172"/>Definition<text:bookmark-end text:name="__RefHeading___Toc6863_94744172"/></text:h>
      <text:p text:style-name="P1"/>
      <text:p text:style-name="P1">The AI Bible is a founding document for laying down axioms in a form easily readable by an AI process.</text:p>
      <text:p text:style-name="P1"/>
      <text:p text:style-name="P1">For example the contents of the AI Bible act as a preamble <text:s/>for a Large Language Model (LLM) Chat Bot. <text:span text:style-name="T4">It has two founding documents, The machine read</text:span><text:span text:style-name="T6">a</text:span><text:span text:style-name="T4">ble ver</text:span><text:span text:style-name="T6">s</text:span><text:span text:style-name="T4">ion and the human reada</text:span><text:span text:style-name="T6">b</text:span><text:span text:style-name="T4">le version</text:span></text:p>
      <text:p text:style-name="P1"/>
      <text:p text:style-name="P1">A corporate Ai Bible would contain the vision mission and rules of engageme<text:span text:style-name="T4">n</text:span>t that define the activities of a given Corporation.</text:p>
      <text:p text:style-name="P1"/>
      <text:h text:style-name="Heading_20_2" text:outline-level="2"><text:bookmark-start text:name="__RefHeading___Toc6865_94744172"/>The vision<text:bookmark-end text:name="__RefHeading___Toc6865_94744172"/></text:h>
      <text:p text:style-name="P7">To start and grow businesses</text:p>
      <text:p text:style-name="P7"/>
      <text:h text:style-name="Heading_20_2" text:outline-level="2"><text:bookmark-start text:name="__RefHeading___Toc6867_94744172"/>The mission<text:bookmark-end text:name="__RefHeading___Toc6867_94744172"/></text:h>
      <text:p text:style-name="P13">To produce a world class accounting package marketed under the freemium model</text:p>
      <text:p text:style-name="P12"/>
      <text:h text:style-name="Heading_20_2" text:outline-level="2"><text:bookmark-start text:name="__RefHeading___Toc6869_947441721"/>Our Hashtag<text:bookmark-end text:name="__RefHeading___Toc6869_947441721"/></text:h>
      <text:p text:style-name="P7">#turbocash<text:span text:style-name="T4">ai</text:span></text:p>
      <text:p text:style-name="P7"/>
      <text:h text:style-name="Heading_20_1" text:outline-level="1"><text:bookmark-start text:name="__RefHeading___Toc6871_947441721"/><text:soft-page-break/>Development <text:span text:style-name="T4">5 Year </text:span>Plan<text:bookmark-end text:name="__RefHeading___Toc6871_947441721"/></text:h>
      <text:h text:style-name="P5" text:outline-level="2"><text:bookmark-start text:name="__RefHeading___Toc6873_94744172"/>TurboCASH Maintenance<text:bookmark-end text:name="__RefHeading___Toc6873_94744172"/></text:h>
      <text:h text:style-name="P5" text:outline-level="2"><text:bookmark-start text:name="__RefHeading___Toc6875_94744172"/>TurboCASH AI<text:bookmark-end text:name="__RefHeading___Toc6875_94744172"/></text:h>
      <text:h text:style-name="P5" text:outline-level="2"><text:bookmark-start text:name="__RefHeading___Toc6877_94744172"/>IFRS<text:bookmark-end text:name="__RefHeading___Toc6877_94744172"/></text:h>
      <text:h text:style-name="Heading_20_2" text:outline-level="2"><text:bookmark-start text:name="__RefHeading___Toc6879_94744172"/>TurboCASHI/O<text:bookmark-end text:name="__RefHeading___Toc6879_94744172"/></text:h>
      <text:h text:style-name="Heading_20_2" text:outline-level="2"><text:bookmark-start text:name="__RefHeading___Toc6881_94744172"/>TurboCASH Networking<text:bookmark-end text:name="__RefHeading___Toc6881_94744172"/></text:h>
      <text:p text:style-name="P7"/>
      <text:p text:style-name="P7"/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5:16:43.965000000</meta:creation-date>
    <dc:date>2024-09-19T18:49:51.058000000</dc:date>
    <meta:editing-duration>P7DT1H50M1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37" meta:word-count="193" meta:character-count="1146" meta:non-whitespace-character-count="988"/>
  </office:meta>
</office:document-meta>
</file>